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SRF</text:span><text:span text:style-name="T2"/></text:p>
      <text:p text:style-name="P2"><text:span text:style-name="T3">U okviru csrf-exploit direktorijuma se nalazi index.html fajl u kom treba implementirati exploit() funkciju.</text:span></text:p>
      <text:p text:style-name="P2"><text:span text:style-name="T3">Ta fukcija gadja endpoint '/update-person' unutar PersonsController.java.</text:span></text:p>
      <text:p text:style-name="P3"><draw:frame text:anchor-type="as-char" svg:width="152.40mm" svg:height="80.43mm" style:rel-width="scale" style:rel-height="scale"><draw:object-ole xlink:href="OleObj1"/><draw:image xlink:href="ObjectReplacements/OleObj1"/></draw:frame><text:span text:style-name="T3"/></text:p>
      <text:p text:style-name="P3"><text:span text:style-name="T3">Kliknemo na pehar:</text:span></text:p>
      <text:p text:style-name="P4"><draw:frame text:anchor-type="as-char" svg:width="152.66mm" svg:height="73.82mm" style:rel-width="scale" style:rel-height="scale"><draw:object-ole xlink:href="OleObj2"/><draw:image xlink:href="ObjectReplacements/OleObj2"/></draw:frame><text:span text:style-name="T4"/></text:p>
      <text:p text:style-name="P4"><text:span text:style-name="T5">Podaci korisnika ciji je id 1 ce biti izmenjeni</text:span></text:p>
      <text:p text:style-name="P4"><text:span text:style-name="T5">Odbrana od ovog napada se vrsi tako sto uporedjuju token koji je poslat sa formom i token koji se nalazi u sesiji, oni se uporedjuju i na taj nacin nece biti izmenjeni podaci korisnika nakon kliktanja na pehar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